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5917in"/>
    </style:style>
    <style:style style:name="co4" style:family="table-column">
      <style:table-column-properties fo:break-before="auto" style:column-width="1.1598in"/>
    </style:style>
    <style:style style:name="co5" style:family="table-column">
      <style:table-column-properties fo:break-before="auto" style:column-width="1.3783in"/>
    </style:style>
    <style:style style:name="co6" style:family="table-column">
      <style:table-column-properties fo:break-before="auto" style:column-width="0.6791in"/>
    </style:style>
    <style:style style:name="co7" style:family="table-column">
      <style:table-column-properties fo:break-before="auto" style:column-width="0.8209in"/>
    </style:style>
    <style:style style:name="co8" style:family="table-column">
      <style:table-column-properties fo:break-before="auto" style:column-width="1.2252in"/>
    </style:style>
    <style:style style:name="co9" style:family="table-column">
      <style:table-column-properties fo:break-before="auto" style:column-width="0.7665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1.0508in"/>
    </style:style>
    <style:style style:name="co12" style:family="table-column">
      <style:table-column-properties fo:break-before="auto" style:column-width="1.0835in"/>
    </style:style>
    <style:style style:name="co13" style:family="table-column">
      <style:table-column-properties fo:break-before="auto" style:column-width="0.5807in"/>
    </style:style>
    <style:style style:name="co14" style:family="table-column">
      <style:table-column-properties fo:break-before="auto" style:column-width="1.0071in"/>
    </style:style>
    <style:style style:name="co15" style:family="table-column">
      <style:table-column-properties fo:break-before="auto" style:column-width="1.1811in"/>
    </style:style>
    <style:style style:name="co16" style:family="table-column">
      <style:table-column-properties fo:break-before="auto" style:column-width="0.8646in"/>
    </style:style>
    <style:style style:name="co17" style:family="table-column">
      <style:table-column-properties fo:break-before="auto" style:column-width="0.5154in"/>
    </style:style>
    <style:style style:name="co18" style:family="table-column">
      <style:table-column-properties fo:break-before="auto" style:column-width="0.7335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row table:style-name="ro1">
          <table:table-cell office:value-type="string">
            <text:p>fecha</text:p>
          </table:table-cell>
          <table:table-cell office:value-type="string">
            <text:p>objective</text:p>
          </table:table-cell>
          <table:table-cell office:value-type="string">
            <text:p>metric</text:p>
          </table:table-cell>
          <table:table-cell office:value-type="string">
            <text:p>first_metric_only</text:p>
          </table:table-cell>
          <table:table-cell office:value-type="string">
            <text:p>boost_from_average</text:p>
          </table:table-cell>
          <table:table-cell office:value-type="string">
            <text:p>feature_pre_filter</text:p>
          </table:table-cell>
          <table:table-cell office:value-type="string">
            <text:p>verbosity</text:p>
          </table:table-cell>
          <table:table-cell office:value-type="string">
            <text:p>max_depth</text:p>
          </table:table-cell>
          <table:table-cell office:value-type="string">
            <text:p>min_gain_to_split</text:p>
          </table:table-cell>
          <table:table-cell office:value-type="string">
            <text:p>lambda_l1</text:p>
          </table:table-cell>
          <table:table-cell office:value-type="string">
            <text:p>lambda_l2</text:p>
          </table:table-cell>
          <table:table-cell office:value-type="string">
            <text:p>max_bin</text:p>
          </table:table-cell>
          <table:table-cell office:value-type="string">
            <text:p>num_iterations</text:p>
          </table:table-cell>
          <table:table-cell office:value-type="string">
            <text:p>force_row_wise</text:p>
          </table:table-cell>
          <table:table-cell office:value-type="string">
            <text:p>seed</text:p>
          </table:table-cell>
          <table:table-cell office:value-type="string">
            <text:p>learning_rate</text:p>
          </table:table-cell>
          <table:table-cell office:value-type="string">
            <text:p>feature_fraction</text:p>
          </table:table-cell>
          <table:table-cell office:value-type="string">
            <text:p>min_data_in_leaf</text:p>
          </table:table-cell>
          <table:table-cell office:value-type="string">
            <text:p>num_leaves</text:p>
          </table:table-cell>
          <table:table-cell office:value-type="string">
            <text:p>envios</text:p>
          </table:table-cell>
          <table:table-cell office:value-type="string">
            <text:p>ganancia</text:p>
          </table:table-cell>
          <table:table-cell office:value-type="string">
            <text:p>iteracion</text:p>
          </table:table-cell>
        </table:table-row>
        <table:table-row table:style-name="ro1">
          <table:table-cell office:value-type="string">
            <text:p>20221019 01243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64">
            <text:p>164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437907293266036">
            <text:p>0.0437907293</text:p>
          </table:table-cell>
          <table:table-cell office:value-type="float" office:value="0.324462828627375">
            <text:p>0.3244628286</text:p>
          </table:table-cell>
          <table:table-cell office:value-type="float" office:value="1239">
            <text:p>1239</text:p>
          </table:table-cell>
          <table:table-cell office:value-type="float" office:value="1024">
            <text:p>1024</text:p>
          </table:table-cell>
          <table:table-cell office:value-type="float" office:value="8052">
            <text:p>8052</text:p>
          </table:table-cell>
          <table:table-cell office:value-type="float" office:value="27660000">
            <text:p>2766000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20221018 23103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35">
            <text:p>1035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0511114903775538">
            <text:p>0.005111149</text:p>
          </table:table-cell>
          <table:table-cell office:value-type="float" office:value="0.986269125696878">
            <text:p>0.9862691257</text:p>
          </table:table-cell>
          <table:table-cell office:value-type="float" office:value="1139">
            <text:p>1139</text:p>
          </table:table-cell>
          <table:table-cell office:value-type="float" office:value="468">
            <text:p>468</text:p>
          </table:table-cell>
          <table:table-cell office:value-type="float" office:value="8821">
            <text:p>8821</text:p>
          </table:table-cell>
          <table:table-cell office:value-type="float" office:value="27560000">
            <text:p>2756000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0221019 00482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84">
            <text:p>184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283316926902231">
            <text:p>0.0283316927</text:p>
          </table:table-cell>
          <table:table-cell office:value-type="float" office:value="0.944497344662039">
            <text:p>0.9444973447</text:p>
          </table:table-cell>
          <table:table-cell office:value-type="float" office:value="1146">
            <text:p>1146</text:p>
          </table:table-cell>
          <table:table-cell office:value-type="float" office:value="645">
            <text:p>645</text:p>
          </table:table-cell>
          <table:table-cell office:value-type="float" office:value="9303">
            <text:p>9303</text:p>
          </table:table-cell>
          <table:table-cell office:value-type="float" office:value="27560000">
            <text:p>27560000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20221019 00042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8">
            <text:p>108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800179242439923">
            <text:p>0.0800179242</text:p>
          </table:table-cell>
          <table:table-cell office:value-type="float" office:value="0.76371827431598">
            <text:p>0.7637182743</text:p>
          </table:table-cell>
          <table:table-cell office:value-type="float" office:value="920">
            <text:p>920</text:p>
          </table:table-cell>
          <table:table-cell office:value-type="float" office:value="852">
            <text:p>852</text:p>
          </table:table-cell>
          <table:table-cell office:value-type="float" office:value="8092">
            <text:p>8092</text:p>
          </table:table-cell>
          <table:table-cell office:value-type="float" office:value="27500000">
            <text:p>2750000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20221019 01355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29">
            <text:p>229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405121083863379">
            <text:p>0.0405121084</text:p>
          </table:table-cell>
          <table:table-cell office:value-type="float" office:value="0.318606683746485">
            <text:p>0.3186066837</text:p>
          </table:table-cell>
          <table:table-cell office:value-type="float" office:value="2185">
            <text:p>2185</text:p>
          </table:table-cell>
          <table:table-cell office:value-type="float" office:value="1024">
            <text:p>1024</text:p>
          </table:table-cell>
          <table:table-cell office:value-type="float" office:value="8458">
            <text:p>8458</text:p>
          </table:table-cell>
          <table:table-cell office:value-type="float" office:value="27410000">
            <text:p>2741000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20221019 01415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83">
            <text:p>183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479196590566134">
            <text:p>0.0479196591</text:p>
          </table:table-cell>
          <table:table-cell office:value-type="float" office:value="0.320623064417116">
            <text:p>0.3206230644</text:p>
          </table:table-cell>
          <table:table-cell office:value-type="float" office:value="1461">
            <text:p>1461</text:p>
          </table:table-cell>
          <table:table-cell office:value-type="float" office:value="1024">
            <text:p>1024</text:p>
          </table:table-cell>
          <table:table-cell office:value-type="float" office:value="8556">
            <text:p>8556</text:p>
          </table:table-cell>
          <table:table-cell office:value-type="float" office:value="27370000">
            <text:p>27370000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20221019 01174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446">
            <text:p>2446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0534074232943761">
            <text:p>0.0053407423</text:p>
          </table:table-cell>
          <table:table-cell office:value-type="float" office:value="0.352131523204738">
            <text:p>0.3521315232</text:p>
          </table:table-cell>
          <table:table-cell office:value-type="float" office:value="1019">
            <text:p>1019</text:p>
          </table:table-cell>
          <table:table-cell office:value-type="float" office:value="1009">
            <text:p>1009</text:p>
          </table:table-cell>
          <table:table-cell office:value-type="float" office:value="8163">
            <text:p>8163</text:p>
          </table:table-cell>
          <table:table-cell office:value-type="float" office:value="27360000">
            <text:p>2736000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20221019 00583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73">
            <text:p>1173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0657296359336405">
            <text:p>0.0065729636</text:p>
          </table:table-cell>
          <table:table-cell office:value-type="float" office:value="0.324944929754105">
            <text:p>0.3249449298</text:p>
          </table:table-cell>
          <table:table-cell office:value-type="float" office:value="1135">
            <text:p>1135</text:p>
          </table:table-cell>
          <table:table-cell office:value-type="float" office:value="569">
            <text:p>569</text:p>
          </table:table-cell>
          <table:table-cell office:value-type="float" office:value="8149">
            <text:p>8149</text:p>
          </table:table-cell>
          <table:table-cell office:value-type="float" office:value="27310000">
            <text:p>2731000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20221019 00362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41">
            <text:p>141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428472697143291">
            <text:p>0.0428472697</text:p>
          </table:table-cell>
          <table:table-cell office:value-type="float" office:value="0.515871992979362">
            <text:p>0.515871993</text:p>
          </table:table-cell>
          <table:table-cell office:value-type="float" office:value="1543">
            <text:p>1543</text:p>
          </table:table-cell>
          <table:table-cell office:value-type="float" office:value="821">
            <text:p>821</text:p>
          </table:table-cell>
          <table:table-cell office:value-type="float" office:value="8916">
            <text:p>8916</text:p>
          </table:table-cell>
          <table:table-cell office:value-type="float" office:value="27290000">
            <text:p>27290000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20221019 00522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9">
            <text:p>139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267584036972918">
            <text:p>0.0267584037</text:p>
          </table:table-cell>
          <table:table-cell office:value-type="float" office:value="0.876429277060785">
            <text:p>0.8764292771</text:p>
          </table:table-cell>
          <table:table-cell office:value-type="float" office:value="721">
            <text:p>721</text:p>
          </table:table-cell>
          <table:table-cell office:value-type="float" office:value="621">
            <text:p>621</text:p>
          </table:table-cell>
          <table:table-cell office:value-type="float" office:value="9044">
            <text:p>9044</text:p>
          </table:table-cell>
          <table:table-cell office:value-type="float" office:value="27280000">
            <text:p>2728000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20221019 00085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8">
            <text:p>158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256160578689464">
            <text:p>0.0256160579</text:p>
          </table:table-cell>
          <table:table-cell office:value-type="float" office:value="0.201467021235055">
            <text:p>0.2014670212</text:p>
          </table:table-cell>
          <table:table-cell office:value-type="float" office:value="436">
            <text:p>436</text:p>
          </table:table-cell>
          <table:table-cell office:value-type="float" office:value="580">
            <text:p>580</text:p>
          </table:table-cell>
          <table:table-cell office:value-type="float" office:value="8326">
            <text:p>8326</text:p>
          </table:table-cell>
          <table:table-cell office:value-type="float" office:value="27270000">
            <text:p>2727000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20221019 01410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79">
            <text:p>279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284248900674479">
            <text:p>0.0284248901</text:p>
          </table:table-cell>
          <table:table-cell office:value-type="float" office:value="0.30239830505308">
            <text:p>0.3023983051</text:p>
          </table:table-cell>
          <table:table-cell office:value-type="float" office:value="1454">
            <text:p>1454</text:p>
          </table:table-cell>
          <table:table-cell office:value-type="float" office:value="1024">
            <text:p>1024</text:p>
          </table:table-cell>
          <table:table-cell office:value-type="float" office:value="8809">
            <text:p>8809</text:p>
          </table:table-cell>
          <table:table-cell office:value-type="float" office:value="27190000">
            <text:p>27190000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20221018 23032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82">
            <text:p>482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0904614688217346">
            <text:p>0.0090461469</text:p>
          </table:table-cell>
          <table:table-cell office:value-type="float" office:value="0.996813395269031">
            <text:p>0.9968133953</text:p>
          </table:table-cell>
          <table:table-cell office:value-type="float" office:value="1069">
            <text:p>1069</text:p>
          </table:table-cell>
          <table:table-cell office:value-type="float" office:value="410">
            <text:p>410</text:p>
          </table:table-cell>
          <table:table-cell office:value-type="float" office:value="8824">
            <text:p>8824</text:p>
          </table:table-cell>
          <table:table-cell office:value-type="float" office:value="27160000">
            <text:p>2716000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0221019 00334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3">
            <text:p>133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749222934515508">
            <text:p>0.0749222935</text:p>
          </table:table-cell>
          <table:table-cell office:value-type="float" office:value="0.530975456662465">
            <text:p>0.5309754567</text:p>
          </table:table-cell>
          <table:table-cell office:value-type="float" office:value="738">
            <text:p>738</text:p>
          </table:table-cell>
          <table:table-cell office:value-type="float" office:value="721">
            <text:p>721</text:p>
          </table:table-cell>
          <table:table-cell office:value-type="float" office:value="7866">
            <text:p>7866</text:p>
          </table:table-cell>
          <table:table-cell office:value-type="float" office:value="27150000">
            <text:p>27150000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20221019 01041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27">
            <text:p>827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0531976208622345">
            <text:p>0.0053197621</text:p>
          </table:table-cell>
          <table:table-cell office:value-type="float" office:value="0.53854667656552">
            <text:p>0.5385466766</text:p>
          </table:table-cell>
          <table:table-cell office:value-type="float" office:value="954">
            <text:p>954</text:p>
          </table:table-cell>
          <table:table-cell office:value-type="float" office:value="912">
            <text:p>912</text:p>
          </table:table-cell>
          <table:table-cell office:value-type="float" office:value="8470">
            <text:p>8470</text:p>
          </table:table-cell>
          <table:table-cell office:value-type="float" office:value="27140000">
            <text:p>2714000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20221018 23382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99">
            <text:p>799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0501594947570973">
            <text:p>0.0050159495</text:p>
          </table:table-cell>
          <table:table-cell office:value-type="float" office:value="0.999165463550174">
            <text:p>0.9991654636</text:p>
          </table:table-cell>
          <table:table-cell office:value-type="float" office:value="1001">
            <text:p>1001</text:p>
          </table:table-cell>
          <table:table-cell office:value-type="float" office:value="946">
            <text:p>946</text:p>
          </table:table-cell>
          <table:table-cell office:value-type="float" office:value="8835">
            <text:p>8835</text:p>
          </table:table-cell>
          <table:table-cell office:value-type="float" office:value="27130000">
            <text:p>2713000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20221019 00403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32">
            <text:p>532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120585123450822">
            <text:p>0.0120585123</text:p>
          </table:table-cell>
          <table:table-cell office:value-type="float" office:value="0.30355123034608">
            <text:p>0.3035512303</text:p>
          </table:table-cell>
          <table:table-cell office:value-type="float" office:value="1033">
            <text:p>1033</text:p>
          </table:table-cell>
          <table:table-cell office:value-type="float" office:value="854">
            <text:p>854</text:p>
          </table:table-cell>
          <table:table-cell office:value-type="float" office:value="8875">
            <text:p>8875</text:p>
          </table:table-cell>
          <table:table-cell office:value-type="float" office:value="27130000">
            <text:p>27130000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20221019 00102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0">
            <text:p>90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622584748203191">
            <text:p>0.0622584748</text:p>
          </table:table-cell>
          <table:table-cell office:value-type="float" office:value="0.76934647828599">
            <text:p>0.7693464783</text:p>
          </table:table-cell>
          <table:table-cell office:value-type="float" office:value="457">
            <text:p>457</text:p>
          </table:table-cell>
          <table:table-cell office:value-type="float" office:value="818">
            <text:p>818</text:p>
          </table:table-cell>
          <table:table-cell office:value-type="float" office:value="7448">
            <text:p>7448</text:p>
          </table:table-cell>
          <table:table-cell office:value-type="float" office:value="27110000">
            <text:p>2711000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20221018 22485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781">
            <text:p>1781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0536664486749597">
            <text:p>0.0053666449</text:p>
          </table:table-cell>
          <table:table-cell office:value-type="float" office:value="0.924155959095411">
            <text:p>0.9241559591</text:p>
          </table:table-cell>
          <table:table-cell office:value-type="float" office:value="1789">
            <text:p>1789</text:p>
          </table:table-cell>
          <table:table-cell office:value-type="float" office:value="344">
            <text:p>344</text:p>
          </table:table-cell>
          <table:table-cell office:value-type="float" office:value="8895">
            <text:p>8895</text:p>
          </table:table-cell>
          <table:table-cell office:value-type="float" office:value="27090000">
            <text:p>2709000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20221019 01424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27">
            <text:p>227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295648006881707">
            <text:p>0.0295648007</text:p>
          </table:table-cell>
          <table:table-cell office:value-type="float" office:value="0.288332508457067">
            <text:p>0.2883325085</text:p>
          </table:table-cell>
          <table:table-cell office:value-type="float" office:value="304">
            <text:p>304</text:p>
          </table:table-cell>
          <table:table-cell office:value-type="float" office:value="59">
            <text:p>59</text:p>
          </table:table-cell>
          <table:table-cell office:value-type="float" office:value="9224">
            <text:p>9224</text:p>
          </table:table-cell>
          <table:table-cell office:value-type="float" office:value="27080000">
            <text:p>2708000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20221019 01441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0">
            <text:p>110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961549357673777">
            <text:p>0.0961549358</text:p>
          </table:table-cell>
          <table:table-cell office:value-type="float" office:value="0.860597437984876">
            <text:p>0.860597438</text:p>
          </table:table-cell>
          <table:table-cell office:value-type="float" office:value="2594">
            <text:p>2594</text:p>
          </table:table-cell>
          <table:table-cell office:value-type="float" office:value="443">
            <text:p>443</text:p>
          </table:table-cell>
          <table:table-cell office:value-type="float" office:value="8232">
            <text:p>8232</text:p>
          </table:table-cell>
          <table:table-cell office:value-type="float" office:value="27060000">
            <text:p>27060000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20221018 22260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779">
            <text:p>1779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0541750196152179">
            <text:p>0.005417502</text:p>
          </table:table-cell>
          <table:table-cell office:value-type="float" office:value="0.22671763414364">
            <text:p>0.2267176341</text:p>
          </table:table-cell>
          <table:table-cell office:value-type="float" office:value="630">
            <text:p>630</text:p>
          </table:table-cell>
          <table:table-cell office:value-type="float" office:value="16">
            <text:p>16</text:p>
          </table:table-cell>
          <table:table-cell office:value-type="float" office:value="8838">
            <text:p>8838</text:p>
          </table:table-cell>
          <table:table-cell office:value-type="float" office:value="27050000">
            <text:p>2705000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0221019 00502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06">
            <text:p>606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221440973667823">
            <text:p>0.0221440974</text:p>
          </table:table-cell>
          <table:table-cell office:value-type="float" office:value="0.932768406938636">
            <text:p>0.9327684069</text:p>
          </table:table-cell>
          <table:table-cell office:value-type="float" office:value="1470">
            <text:p>1470</text:p>
          </table:table-cell>
          <table:table-cell office:value-type="float" office:value="755">
            <text:p>755</text:p>
          </table:table-cell>
          <table:table-cell office:value-type="float" office:value="9161">
            <text:p>9161</text:p>
          </table:table-cell>
          <table:table-cell office:value-type="float" office:value="27040000">
            <text:p>2704000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20221019 01390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24">
            <text:p>224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396578208912432">
            <text:p>0.0396578209</text:p>
          </table:table-cell>
          <table:table-cell office:value-type="float" office:value="0.75321627052724">
            <text:p>0.7532162705</text:p>
          </table:table-cell>
          <table:table-cell office:value-type="float" office:value="1478">
            <text:p>1478</text:p>
          </table:table-cell>
          <table:table-cell office:value-type="float" office:value="1024">
            <text:p>1024</text:p>
          </table:table-cell>
          <table:table-cell office:value-type="float" office:value="8768">
            <text:p>8768</text:p>
          </table:table-cell>
          <table:table-cell office:value-type="float" office:value="27030000">
            <text:p>2703000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20221018 23000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08">
            <text:p>708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0556920442510956">
            <text:p>0.0055692044</text:p>
          </table:table-cell>
          <table:table-cell office:value-type="float" office:value="0.989944843522224">
            <text:p>0.9899448435</text:p>
          </table:table-cell>
          <table:table-cell office:value-type="float" office:value="984">
            <text:p>984</text:p>
          </table:table-cell>
          <table:table-cell office:value-type="float" office:value="296">
            <text:p>296</text:p>
          </table:table-cell>
          <table:table-cell office:value-type="float" office:value="8891">
            <text:p>8891</text:p>
          </table:table-cell>
          <table:table-cell office:value-type="float" office:value="27020000">
            <text:p>2702000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0221019 01225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72">
            <text:p>1172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0617223760718543">
            <text:p>0.0061722376</text:p>
          </table:table-cell>
          <table:table-cell office:value-type="float" office:value="0.350089645631291">
            <text:p>0.3500896456</text:p>
          </table:table-cell>
          <table:table-cell office:value-type="float" office:value="709">
            <text:p>709</text:p>
          </table:table-cell>
          <table:table-cell office:value-type="float" office:value="815">
            <text:p>815</text:p>
          </table:table-cell>
          <table:table-cell office:value-type="float" office:value="7812">
            <text:p>7812</text:p>
          </table:table-cell>
          <table:table-cell office:value-type="float" office:value="27020000">
            <text:p>2702000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20221019 00512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2">
            <text:p>232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38380345907938">
            <text:p>0.0383803459</text:p>
          </table:table-cell>
          <table:table-cell office:value-type="float" office:value="0.373428564129013">
            <text:p>0.3734285641</text:p>
          </table:table-cell>
          <table:table-cell office:value-type="float" office:value="1132">
            <text:p>1132</text:p>
          </table:table-cell>
          <table:table-cell office:value-type="float" office:value="670">
            <text:p>670</text:p>
          </table:table-cell>
          <table:table-cell office:value-type="float" office:value="9737">
            <text:p>9737</text:p>
          </table:table-cell>
          <table:table-cell office:value-type="float" office:value="27010000">
            <text:p>2701000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20221018 23340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7">
            <text:p>67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652653432713711">
            <text:p>0.0652653433</text:p>
          </table:table-cell>
          <table:table-cell office:value-type="float" office:value="0.968811093648245">
            <text:p>0.9688110936</text:p>
          </table:table-cell>
          <table:table-cell office:value-type="float" office:value="785">
            <text:p>785</text:p>
          </table:table-cell>
          <table:table-cell office:value-type="float" office:value="828">
            <text:p>828</text:p>
          </table:table-cell>
          <table:table-cell office:value-type="float" office:value="8985">
            <text:p>8985</text:p>
          </table:table-cell>
          <table:table-cell office:value-type="float" office:value="26990000">
            <text:p>2699000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20221019 00412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40">
            <text:p>140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361206842203738">
            <text:p>0.0361206842</text:p>
          </table:table-cell>
          <table:table-cell office:value-type="float" office:value="0.65229292168618">
            <text:p>0.6522929217</text:p>
          </table:table-cell>
          <table:table-cell office:value-type="float" office:value="1006">
            <text:p>1006</text:p>
          </table:table-cell>
          <table:table-cell office:value-type="float" office:value="845">
            <text:p>845</text:p>
          </table:table-cell>
          <table:table-cell office:value-type="float" office:value="8467">
            <text:p>8467</text:p>
          </table:table-cell>
          <table:table-cell office:value-type="float" office:value="26990000">
            <text:p>26990000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20221019 00450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03">
            <text:p>703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0539977842985098">
            <text:p>0.0053997784</text:p>
          </table:table-cell>
          <table:table-cell office:value-type="float" office:value="0.758727322190732">
            <text:p>0.7587273222</text:p>
          </table:table-cell>
          <table:table-cell office:value-type="float" office:value="1192">
            <text:p>1192</text:p>
          </table:table-cell>
          <table:table-cell office:value-type="float" office:value="479">
            <text:p>479</text:p>
          </table:table-cell>
          <table:table-cell office:value-type="float" office:value="8026">
            <text:p>8026</text:p>
          </table:table-cell>
          <table:table-cell office:value-type="float" office:value="26990000">
            <text:p>2699000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20221019 00151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96">
            <text:p>796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0506252174902165">
            <text:p>0.0050625217</text:p>
          </table:table-cell>
          <table:table-cell office:value-type="float" office:value="0.980158870952253">
            <text:p>0.980158871</text:p>
          </table:table-cell>
          <table:table-cell office:value-type="float" office:value="1268">
            <text:p>1268</text:p>
          </table:table-cell>
          <table:table-cell office:value-type="float" office:value="663">
            <text:p>663</text:p>
          </table:table-cell>
          <table:table-cell office:value-type="float" office:value="7038">
            <text:p>7038</text:p>
          </table:table-cell>
          <table:table-cell office:value-type="float" office:value="26970000">
            <text:p>26970000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20221019 01265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495077941533155">
            <text:p>0.0495077942</text:p>
          </table:table-cell>
          <table:table-cell office:value-type="float" office:value="0.327664930340837">
            <text:p>0.3276649303</text:p>
          </table:table-cell>
          <table:table-cell office:value-type="float" office:value="467">
            <text:p>467</text:p>
          </table:table-cell>
          <table:table-cell office:value-type="float" office:value="1024">
            <text:p>1024</text:p>
          </table:table-cell>
          <table:table-cell office:value-type="float" office:value="8876">
            <text:p>8876</text:p>
          </table:table-cell>
          <table:table-cell office:value-type="float" office:value="26970000">
            <text:p>2697000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20221018 23153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62">
            <text:p>1062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050178699629635">
            <text:p>0.00501787</text:p>
          </table:table-cell>
          <table:table-cell office:value-type="float" office:value="0.914605125606903">
            <text:p>0.9146051256</text:p>
          </table:table-cell>
          <table:table-cell office:value-type="float" office:value="975">
            <text:p>975</text:p>
          </table:table-cell>
          <table:table-cell office:value-type="float" office:value="534">
            <text:p>534</text:p>
          </table:table-cell>
          <table:table-cell office:value-type="float" office:value="8800">
            <text:p>8800</text:p>
          </table:table-cell>
          <table:table-cell office:value-type="float" office:value="26960000">
            <text:p>2696000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0221019 00064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674656932260724">
            <text:p>0.0674656932</text:p>
          </table:table-cell>
          <table:table-cell office:value-type="float" office:value="0.744657467583311">
            <text:p>0.7446574676</text:p>
          </table:table-cell>
          <table:table-cell office:value-type="float" office:value="492">
            <text:p>492</text:p>
          </table:table-cell>
          <table:table-cell office:value-type="float" office:value="848">
            <text:p>848</text:p>
          </table:table-cell>
          <table:table-cell office:value-type="float" office:value="9641">
            <text:p>9641</text:p>
          </table:table-cell>
          <table:table-cell office:value-type="float" office:value="26960000">
            <text:p>2696000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20221019 00473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13">
            <text:p>413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0947519996162063">
            <text:p>0.0094752</text:p>
          </table:table-cell>
          <table:table-cell office:value-type="float" office:value="0.409477270216932">
            <text:p>0.4094772702</text:p>
          </table:table-cell>
          <table:table-cell office:value-type="float" office:value="1043">
            <text:p>1043</text:p>
          </table:table-cell>
          <table:table-cell office:value-type="float" office:value="649">
            <text:p>649</text:p>
          </table:table-cell>
          <table:table-cell office:value-type="float" office:value="8803">
            <text:p>8803</text:p>
          </table:table-cell>
          <table:table-cell office:value-type="float" office:value="26960000">
            <text:p>26960000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20221018 23293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963654640969636">
            <text:p>0.0963654641</text:p>
          </table:table-cell>
          <table:table-cell office:value-type="float" office:value="0.974371695636413">
            <text:p>0.9743716956</text:p>
          </table:table-cell>
          <table:table-cell office:value-type="float" office:value="576">
            <text:p>576</text:p>
          </table:table-cell>
          <table:table-cell office:value-type="float" office:value="757">
            <text:p>757</text:p>
          </table:table-cell>
          <table:table-cell office:value-type="float" office:value="8338">
            <text:p>8338</text:p>
          </table:table-cell>
          <table:table-cell office:value-type="float" office:value="26930000">
            <text:p>2693000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0221019 00325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9">
            <text:p>89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626091832700837">
            <text:p>0.0626091833</text:p>
          </table:table-cell>
          <table:table-cell office:value-type="float" office:value="0.200039735734881">
            <text:p>0.2000397357</text:p>
          </table:table-cell>
          <table:table-cell office:value-type="float" office:value="650">
            <text:p>650</text:p>
          </table:table-cell>
          <table:table-cell office:value-type="float" office:value="766">
            <text:p>766</text:p>
          </table:table-cell>
          <table:table-cell office:value-type="float" office:value="6617">
            <text:p>6617</text:p>
          </table:table-cell>
          <table:table-cell office:value-type="float" office:value="26930000">
            <text:p>26930000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20221019 01400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42">
            <text:p>142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30386657769074">
            <text:p>0.0303866578</text:p>
          </table:table-cell>
          <table:table-cell office:value-type="float" office:value="0.477165351162483">
            <text:p>0.4771653512</text:p>
          </table:table-cell>
          <table:table-cell office:value-type="float" office:value="1048">
            <text:p>1048</text:p>
          </table:table-cell>
          <table:table-cell office:value-type="float" office:value="100">
            <text:p>100</text:p>
          </table:table-cell>
          <table:table-cell office:value-type="float" office:value="7979">
            <text:p>7979</text:p>
          </table:table-cell>
          <table:table-cell office:value-type="float" office:value="26930000">
            <text:p>2693000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20221019 01293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91">
            <text:p>191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463263555815211">
            <text:p>0.0463263556</text:p>
          </table:table-cell>
          <table:table-cell office:value-type="float" office:value="0.338980346227479">
            <text:p>0.3389803462</text:p>
          </table:table-cell>
          <table:table-cell office:value-type="float" office:value="1404">
            <text:p>1404</text:p>
          </table:table-cell>
          <table:table-cell office:value-type="float" office:value="941">
            <text:p>941</text:p>
          </table:table-cell>
          <table:table-cell office:value-type="float" office:value="8383">
            <text:p>8383</text:p>
          </table:table-cell>
          <table:table-cell office:value-type="float" office:value="26920000">
            <text:p>26920000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20221019 00071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901341028210784">
            <text:p>0.0901341028</text:p>
          </table:table-cell>
          <table:table-cell office:value-type="float" office:value="0.758429083662399">
            <text:p>0.7584290837</text:p>
          </table:table-cell>
          <table:table-cell office:value-type="float" office:value="757">
            <text:p>757</text:p>
          </table:table-cell>
          <table:table-cell office:value-type="float" office:value="564">
            <text:p>564</text:p>
          </table:table-cell>
          <table:table-cell office:value-type="float" office:value="8147">
            <text:p>8147</text:p>
          </table:table-cell>
          <table:table-cell office:value-type="float" office:value="26910000">
            <text:p>2691000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20221019 01233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0">
            <text:p>90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453309494795552">
            <text:p>0.0453309495</text:p>
          </table:table-cell>
          <table:table-cell office:value-type="float" office:value="0.996816221429342">
            <text:p>0.9968162214</text:p>
          </table:table-cell>
          <table:table-cell office:value-type="float" office:value="1030">
            <text:p>1030</text:p>
          </table:table-cell>
          <table:table-cell office:value-type="float" office:value="664">
            <text:p>664</text:p>
          </table:table-cell>
          <table:table-cell office:value-type="float" office:value="8505">
            <text:p>8505</text:p>
          </table:table-cell>
          <table:table-cell office:value-type="float" office:value="26910000">
            <text:p>2691000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20221019 01261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48">
            <text:p>548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216568964311207">
            <text:p>0.0216568964</text:p>
          </table:table-cell>
          <table:table-cell office:value-type="float" office:value="0.330286350391756">
            <text:p>0.3302863504</text:p>
          </table:table-cell>
          <table:table-cell office:value-type="float" office:value="2286">
            <text:p>2286</text:p>
          </table:table-cell>
          <table:table-cell office:value-type="float" office:value="1023">
            <text:p>1023</text:p>
          </table:table-cell>
          <table:table-cell office:value-type="float" office:value="7675">
            <text:p>7675</text:p>
          </table:table-cell>
          <table:table-cell office:value-type="float" office:value="26890000">
            <text:p>26890000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20221019 00343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4">
            <text:p>124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45868989213101">
            <text:p>0.0458689892</text:p>
          </table:table-cell>
          <table:table-cell office:value-type="float" office:value="0.492454926956783">
            <text:p>0.492454927</text:p>
          </table:table-cell>
          <table:table-cell office:value-type="float" office:value="556">
            <text:p>556</text:p>
          </table:table-cell>
          <table:table-cell office:value-type="float" office:value="577">
            <text:p>577</text:p>
          </table:table-cell>
          <table:table-cell office:value-type="float" office:value="7362">
            <text:p>7362</text:p>
          </table:table-cell>
          <table:table-cell office:value-type="float" office:value="26880000">
            <text:p>26880000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20221018 23042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99">
            <text:p>199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232450747035822">
            <text:p>0.0232450747</text:p>
          </table:table-cell>
          <table:table-cell office:value-type="float" office:value="0.982035456587147">
            <text:p>0.9820354566</text:p>
          </table:table-cell>
          <table:table-cell office:value-type="float" office:value="1446">
            <text:p>1446</text:p>
          </table:table-cell>
          <table:table-cell office:value-type="float" office:value="381">
            <text:p>381</text:p>
          </table:table-cell>
          <table:table-cell office:value-type="float" office:value="8869">
            <text:p>8869</text:p>
          </table:table-cell>
          <table:table-cell office:value-type="float" office:value="26830000">
            <text:p>2683000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0221019 00155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893588492673508">
            <text:p>0.0893588493</text:p>
          </table:table-cell>
          <table:table-cell office:value-type="float" office:value="0.77881239073795">
            <text:p>0.7788123907</text:p>
          </table:table-cell>
          <table:table-cell office:value-type="float" office:value="714">
            <text:p>714</text:p>
          </table:table-cell>
          <table:table-cell office:value-type="float" office:value="795">
            <text:p>795</text:p>
          </table:table-cell>
          <table:table-cell office:value-type="float" office:value="8557">
            <text:p>8557</text:p>
          </table:table-cell>
          <table:table-cell office:value-type="float" office:value="26810000">
            <text:p>26810000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20221018 23325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98">
            <text:p>198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174878282265572">
            <text:p>0.0174878282</text:p>
          </table:table-cell>
          <table:table-cell office:value-type="float" office:value="0.958478861397844">
            <text:p>0.9584788614</text:p>
          </table:table-cell>
          <table:table-cell office:value-type="float" office:value="189">
            <text:p>189</text:p>
          </table:table-cell>
          <table:table-cell office:value-type="float" office:value="471">
            <text:p>471</text:p>
          </table:table-cell>
          <table:table-cell office:value-type="float" office:value="8648">
            <text:p>8648</text:p>
          </table:table-cell>
          <table:table-cell office:value-type="float" office:value="26790000">
            <text:p>2679000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20221019 00381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45">
            <text:p>145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355551896490035">
            <text:p>0.0355551896</text:p>
          </table:table-cell>
          <table:table-cell office:value-type="float" office:value="0.524820750684407">
            <text:p>0.5248207507</text:p>
          </table:table-cell>
          <table:table-cell office:value-type="float" office:value="480">
            <text:p>480</text:p>
          </table:table-cell>
          <table:table-cell office:value-type="float" office:value="779">
            <text:p>779</text:p>
          </table:table-cell>
          <table:table-cell office:value-type="float" office:value="10727">
            <text:p>10727</text:p>
          </table:table-cell>
          <table:table-cell office:value-type="float" office:value="26790000">
            <text:p>26790000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20221019 01435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15">
            <text:p>415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419019674226198">
            <text:p>0.0419019674</text:p>
          </table:table-cell>
          <table:table-cell office:value-type="float" office:value="0.680933946348183">
            <text:p>0.6809339463</text:p>
          </table:table-cell>
          <table:table-cell office:value-type="float" office:value="2522">
            <text:p>2522</text:p>
          </table:table-cell>
          <table:table-cell office:value-type="float" office:value="713">
            <text:p>713</text:p>
          </table:table-cell>
          <table:table-cell office:value-type="float" office:value="8126">
            <text:p>8126</text:p>
          </table:table-cell>
          <table:table-cell office:value-type="float" office:value="26790000">
            <text:p>2679000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20221019 00162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6">
            <text:p>106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722263546726231">
            <text:p>0.0722263547</text:p>
          </table:table-cell>
          <table:table-cell office:value-type="float" office:value="0.76012353644846">
            <text:p>0.7601235364</text:p>
          </table:table-cell>
          <table:table-cell office:value-type="float" office:value="2020">
            <text:p>2020</text:p>
          </table:table-cell>
          <table:table-cell office:value-type="float" office:value="782">
            <text:p>782</text:p>
          </table:table-cell>
          <table:table-cell office:value-type="float" office:value="8251">
            <text:p>8251</text:p>
          </table:table-cell>
          <table:table-cell office:value-type="float" office:value="26780000">
            <text:p>2678000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20221019 01285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43">
            <text:p>343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413486983453748">
            <text:p>0.0413486983</text:p>
          </table:table-cell>
          <table:table-cell office:value-type="float" office:value="0.305211673825437">
            <text:p>0.3052116738</text:p>
          </table:table-cell>
          <table:table-cell office:value-type="float" office:value="1176">
            <text:p>1176</text:p>
          </table:table-cell>
          <table:table-cell office:value-type="float" office:value="1018">
            <text:p>1018</text:p>
          </table:table-cell>
          <table:table-cell office:value-type="float" office:value="6412">
            <text:p>6412</text:p>
          </table:table-cell>
          <table:table-cell office:value-type="float" office:value="26780000">
            <text:p>26780000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20221019 01362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8">
            <text:p>118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738349766447063">
            <text:p>0.0738349766</text:p>
          </table:table-cell>
          <table:table-cell office:value-type="float" office:value="0.496016545150044">
            <text:p>0.4960165452</text:p>
          </table:table-cell>
          <table:table-cell office:value-type="float" office:value="2748">
            <text:p>2748</text:p>
          </table:table-cell>
          <table:table-cell office:value-type="float" office:value="619">
            <text:p>619</text:p>
          </table:table-cell>
          <table:table-cell office:value-type="float" office:value="8692">
            <text:p>8692</text:p>
          </table:table-cell>
          <table:table-cell office:value-type="float" office:value="26780000">
            <text:p>2678000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20221018 22205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227">
            <text:p>2227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0553015721534122">
            <text:p>0.0055301572</text:p>
          </table:table-cell>
          <table:table-cell office:value-type="float" office:value="0.909769582159613">
            <text:p>0.9097695822</text:p>
          </table:table-cell>
          <table:table-cell office:value-type="float" office:value="2027">
            <text:p>2027</text:p>
          </table:table-cell>
          <table:table-cell office:value-type="float" office:value="16">
            <text:p>16</text:p>
          </table:table-cell>
          <table:table-cell office:value-type="float" office:value="8858">
            <text:p>8858</text:p>
          </table:table-cell>
          <table:table-cell office:value-type="float" office:value="26770000">
            <text:p>2677000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20221019 00112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86">
            <text:p>186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283399855568402">
            <text:p>0.0283399856</text:p>
          </table:table-cell>
          <table:table-cell office:value-type="float" office:value="0.247726359104977">
            <text:p>0.2477263591</text:p>
          </table:table-cell>
          <table:table-cell office:value-type="float" office:value="789">
            <text:p>789</text:p>
          </table:table-cell>
          <table:table-cell office:value-type="float" office:value="401">
            <text:p>401</text:p>
          </table:table-cell>
          <table:table-cell office:value-type="float" office:value="6658">
            <text:p>6658</text:p>
          </table:table-cell>
          <table:table-cell office:value-type="float" office:value="26770000">
            <text:p>2677000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20221018 22561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617">
            <text:p>3617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0509999392303003">
            <text:p>0.0050999939</text:p>
          </table:table-cell>
          <table:table-cell office:value-type="float" office:value="0.863550758812794">
            <text:p>0.8635507588</text:p>
          </table:table-cell>
          <table:table-cell office:value-type="float" office:value="4854">
            <text:p>4854</text:p>
          </table:table-cell>
          <table:table-cell office:value-type="float" office:value="379">
            <text:p>379</text:p>
          </table:table-cell>
          <table:table-cell office:value-type="float" office:value="8671">
            <text:p>8671</text:p>
          </table:table-cell>
          <table:table-cell office:value-type="float" office:value="26740000">
            <text:p>2674000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0221018 23295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9">
            <text:p>99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101768650273163">
            <text:p>0.1017686503</text:p>
          </table:table-cell>
          <table:table-cell office:value-type="float" office:value="0.998172271964877">
            <text:p>0.998172272</text:p>
          </table:table-cell>
          <table:table-cell office:value-type="float" office:value="2594">
            <text:p>2594</text:p>
          </table:table-cell>
          <table:table-cell office:value-type="float" office:value="907">
            <text:p>907</text:p>
          </table:table-cell>
          <table:table-cell office:value-type="float" office:value="8513">
            <text:p>8513</text:p>
          </table:table-cell>
          <table:table-cell office:value-type="float" office:value="26740000">
            <text:p>2674000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0221019 01273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1">
            <text:p>101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758756059007451">
            <text:p>0.0758756059</text:p>
          </table:table-cell>
          <table:table-cell office:value-type="float" office:value="0.532721893803868">
            <text:p>0.5327218938</text:p>
          </table:table-cell>
          <table:table-cell office:value-type="float" office:value="1181">
            <text:p>1181</text:p>
          </table:table-cell>
          <table:table-cell office:value-type="float" office:value="1022">
            <text:p>1022</text:p>
          </table:table-cell>
          <table:table-cell office:value-type="float" office:value="8955">
            <text:p>8955</text:p>
          </table:table-cell>
          <table:table-cell office:value-type="float" office:value="26730000">
            <text:p>26730000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20221018 22265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66">
            <text:p>366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4725388589465">
            <text:p>0.0472538859</text:p>
          </table:table-cell>
          <table:table-cell office:value-type="float" office:value="0.224660472163049">
            <text:p>0.2246604722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8386">
            <text:p>8386</text:p>
          </table:table-cell>
          <table:table-cell office:value-type="float" office:value="26670000">
            <text:p>2667000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0221019 00591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894893955546766">
            <text:p>0.0894893956</text:p>
          </table:table-cell>
          <table:table-cell office:value-type="float" office:value="0.477799114601966">
            <text:p>0.4777991146</text:p>
          </table:table-cell>
          <table:table-cell office:value-type="float" office:value="973">
            <text:p>973</text:p>
          </table:table-cell>
          <table:table-cell office:value-type="float" office:value="704">
            <text:p>704</text:p>
          </table:table-cell>
          <table:table-cell office:value-type="float" office:value="9114">
            <text:p>9114</text:p>
          </table:table-cell>
          <table:table-cell office:value-type="float" office:value="26660000">
            <text:p>2666000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20221018 22133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9">
            <text:p>119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701983600131783">
            <text:p>0.07019836</text:p>
          </table:table-cell>
          <table:table-cell office:value-type="float" office:value="0.998238603413094">
            <text:p>0.9982386034</text:p>
          </table:table-cell>
          <table:table-cell office:value-type="float" office:value="4499">
            <text:p>4499</text:p>
          </table:table-cell>
          <table:table-cell office:value-type="float" office:value="1016">
            <text:p>1016</text:p>
          </table:table-cell>
          <table:table-cell office:value-type="float" office:value="6916">
            <text:p>6916</text:p>
          </table:table-cell>
          <table:table-cell office:value-type="float" office:value="26650000">
            <text:p>2665000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0221018 22012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40">
            <text:p>340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702583571790724">
            <text:p>0.0702583572</text:p>
          </table:table-cell>
          <table:table-cell office:value-type="float" office:value="0.99798316243596">
            <text:p>0.9979831624</text:p>
          </table:table-cell>
          <table:table-cell office:value-type="float" office:value="5875">
            <text:p>5875</text:p>
          </table:table-cell>
          <table:table-cell office:value-type="float" office:value="854">
            <text:p>854</text:p>
          </table:table-cell>
          <table:table-cell office:value-type="float" office:value="7337">
            <text:p>7337</text:p>
          </table:table-cell>
          <table:table-cell office:value-type="float" office:value="26610000">
            <text:p>2661000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0221019 00540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44">
            <text:p>244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293720011680447">
            <text:p>0.0293720012</text:p>
          </table:table-cell>
          <table:table-cell office:value-type="float" office:value="0.761800062973543">
            <text:p>0.761800063</text:p>
          </table:table-cell>
          <table:table-cell office:value-type="float" office:value="1340">
            <text:p>1340</text:p>
          </table:table-cell>
          <table:table-cell office:value-type="float" office:value="568">
            <text:p>568</text:p>
          </table:table-cell>
          <table:table-cell office:value-type="float" office:value="10581">
            <text:p>10581</text:p>
          </table:table-cell>
          <table:table-cell office:value-type="float" office:value="26600000">
            <text:p>2660000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20221019 00322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24">
            <text:p>1324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119745575422536">
            <text:p>0.0119745575</text:p>
          </table:table-cell>
          <table:table-cell office:value-type="float" office:value="0.200199440002161">
            <text:p>0.20019944</text:p>
          </table:table-cell>
          <table:table-cell office:value-type="float" office:value="9">
            <text:p>9</text:p>
          </table:table-cell>
          <table:table-cell office:value-type="float" office:value="280">
            <text:p>280</text:p>
          </table:table-cell>
          <table:table-cell office:value-type="float" office:value="7428">
            <text:p>7428</text:p>
          </table:table-cell>
          <table:table-cell office:value-type="float" office:value="26590000">
            <text:p>26590000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20221018 22371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01">
            <text:p>401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0506606913278516">
            <text:p>0.0050660691</text:p>
          </table:table-cell>
          <table:table-cell office:value-type="float" office:value="0.310870824562276">
            <text:p>0.3108708246</text:p>
          </table:table-cell>
          <table:table-cell office:value-type="float" office:value="85">
            <text:p>85</text:p>
          </table:table-cell>
          <table:table-cell office:value-type="float" office:value="152">
            <text:p>152</text:p>
          </table:table-cell>
          <table:table-cell office:value-type="float" office:value="8674">
            <text:p>8674</text:p>
          </table:table-cell>
          <table:table-cell office:value-type="float" office:value="26580000">
            <text:p>2658000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20221018 23290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445">
            <text:p>1445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0543393666215491">
            <text:p>0.0054339367</text:p>
          </table:table-cell>
          <table:table-cell office:value-type="float" office:value="0.998676591719572">
            <text:p>0.9986765917</text:p>
          </table:table-cell>
          <table:table-cell office:value-type="float" office:value="3749">
            <text:p>3749</text:p>
          </table:table-cell>
          <table:table-cell office:value-type="float" office:value="451">
            <text:p>451</text:p>
          </table:table-cell>
          <table:table-cell office:value-type="float" office:value="7991">
            <text:p>7991</text:p>
          </table:table-cell>
          <table:table-cell office:value-type="float" office:value="26580000">
            <text:p>2658000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0221018 23524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35">
            <text:p>1035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0506744855131435">
            <text:p>0.0050674486</text:p>
          </table:table-cell>
          <table:table-cell office:value-type="float" office:value="0.990030101438741">
            <text:p>0.9900301014</text:p>
          </table:table-cell>
          <table:table-cell office:value-type="float" office:value="341">
            <text:p>341</text:p>
          </table:table-cell>
          <table:table-cell office:value-type="float" office:value="790">
            <text:p>790</text:p>
          </table:table-cell>
          <table:table-cell office:value-type="float" office:value="8713">
            <text:p>8713</text:p>
          </table:table-cell>
          <table:table-cell office:value-type="float" office:value="26580000">
            <text:p>2658000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20221019 01381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43">
            <text:p>243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30128582356466">
            <text:p>0.0301285824</text:p>
          </table:table-cell>
          <table:table-cell office:value-type="float" office:value="0.999103309933104">
            <text:p>0.9991033099</text:p>
          </table:table-cell>
          <table:table-cell office:value-type="float" office:value="354">
            <text:p>354</text:p>
          </table:table-cell>
          <table:table-cell office:value-type="float" office:value="996">
            <text:p>996</text:p>
          </table:table-cell>
          <table:table-cell office:value-type="float" office:value="8925">
            <text:p>8925</text:p>
          </table:table-cell>
          <table:table-cell office:value-type="float" office:value="26550000">
            <text:p>26550000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20221018 21534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74">
            <text:p>174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429247673883477">
            <text:p>0.0429247674</text:p>
          </table:table-cell>
          <table:table-cell office:value-type="float" office:value="0.964704081516839">
            <text:p>0.9647040815</text:p>
          </table:table-cell>
          <table:table-cell office:value-type="float" office:value="1355">
            <text:p>1355</text:p>
          </table:table-cell>
          <table:table-cell office:value-type="float" office:value="874">
            <text:p>874</text:p>
          </table:table-cell>
          <table:table-cell office:value-type="float" office:value="6905">
            <text:p>6905</text:p>
          </table:table-cell>
          <table:table-cell office:value-type="float" office:value="26510000">
            <text:p>2651000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0221019 00003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841592998224986">
            <text:p>0.0841592998</text:p>
          </table:table-cell>
          <table:table-cell office:value-type="float" office:value="0.970404812161125">
            <text:p>0.9704048122</text:p>
          </table:table-cell>
          <table:table-cell office:value-type="float" office:value="1251">
            <text:p>1251</text:p>
          </table:table-cell>
          <table:table-cell office:value-type="float" office:value="164">
            <text:p>164</text:p>
          </table:table-cell>
          <table:table-cell office:value-type="float" office:value="8803">
            <text:p>8803</text:p>
          </table:table-cell>
          <table:table-cell office:value-type="float" office:value="26480000">
            <text:p>2648000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20221019 00273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970">
            <text:p>1970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0651091096913396">
            <text:p>0.006510911</text:p>
          </table:table-cell>
          <table:table-cell office:value-type="float" office:value="0.225503844026422">
            <text:p>0.225503844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float" office:value="7862">
            <text:p>7862</text:p>
          </table:table-cell>
          <table:table-cell office:value-type="float" office:value="26440000">
            <text:p>2644000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20221019 01093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998">
            <text:p>1998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0529273121452415">
            <text:p>0.0052927312</text:p>
          </table:table-cell>
          <table:table-cell office:value-type="float" office:value="0.870712590220719">
            <text:p>0.8707125902</text:p>
          </table:table-cell>
          <table:table-cell office:value-type="float" office:value="2611">
            <text:p>2611</text:p>
          </table:table-cell>
          <table:table-cell office:value-type="float" office:value="239">
            <text:p>239</text:p>
          </table:table-cell>
          <table:table-cell office:value-type="float" office:value="9146">
            <text:p>9146</text:p>
          </table:table-cell>
          <table:table-cell office:value-type="float" office:value="26430000">
            <text:p>2643000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20221018 23333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2">
            <text:p>102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101462645778035">
            <text:p>0.1014626458</text:p>
          </table:table-cell>
          <table:table-cell office:value-type="float" office:value="0.977614839403459">
            <text:p>0.9776148394</text:p>
          </table:table-cell>
          <table:table-cell office:value-type="float" office:value="879">
            <text:p>879</text:p>
          </table:table-cell>
          <table:table-cell office:value-type="float" office:value="824">
            <text:p>824</text:p>
          </table:table-cell>
          <table:table-cell office:value-type="float" office:value="6431">
            <text:p>6431</text:p>
          </table:table-cell>
          <table:table-cell office:value-type="float" office:value="26420000">
            <text:p>2642000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20221018 22145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47">
            <text:p>347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494304412367636">
            <text:p>0.0494304412</text:p>
          </table:table-cell>
          <table:table-cell office:value-type="float" office:value="0.998982100695825">
            <text:p>0.9989821007</text:p>
          </table:table-cell>
          <table:table-cell office:value-type="float" office:value="7274">
            <text:p>7274</text:p>
          </table:table-cell>
          <table:table-cell office:value-type="float" office:value="1024">
            <text:p>1024</text:p>
          </table:table-cell>
          <table:table-cell office:value-type="float" office:value="6955">
            <text:p>6955</text:p>
          </table:table-cell>
          <table:table-cell office:value-type="float" office:value="26410000">
            <text:p>2641000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0221018 22154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721517224774429">
            <text:p>0.0721517225</text:p>
          </table:table-cell>
          <table:table-cell office:value-type="float" office:value="0.999419171932324">
            <text:p>0.9994191719</text:p>
          </table:table-cell>
          <table:table-cell office:value-type="float" office:value="221">
            <text:p>221</text:p>
          </table:table-cell>
          <table:table-cell office:value-type="float" office:value="1022">
            <text:p>1022</text:p>
          </table:table-cell>
          <table:table-cell office:value-type="float" office:value="7157">
            <text:p>7157</text:p>
          </table:table-cell>
          <table:table-cell office:value-type="float" office:value="26410000">
            <text:p>2641000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0221018 21513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1">
            <text:p>91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655373495778185">
            <text:p>0.0655373496</text:p>
          </table:table-cell>
          <table:table-cell office:value-type="float" office:value="0.432275468101725">
            <text:p>0.4322754681</text:p>
          </table:table-cell>
          <table:table-cell office:value-type="float" office:value="789">
            <text:p>789</text:p>
          </table:table-cell>
          <table:table-cell office:value-type="float" office:value="911">
            <text:p>911</text:p>
          </table:table-cell>
          <table:table-cell office:value-type="float" office:value="6736">
            <text:p>6736</text:p>
          </table:table-cell>
          <table:table-cell office:value-type="float" office:value="26370000">
            <text:p>2637000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221018 21433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6">
            <text:p>136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140509922730213">
            <text:p>0.1405099227</text:p>
          </table:table-cell>
          <table:table-cell office:value-type="float" office:value="0.83197834555991">
            <text:p>0.8319783456</text:p>
          </table:table-cell>
          <table:table-cell office:value-type="float" office:value="6230">
            <text:p>6230</text:p>
          </table:table-cell>
          <table:table-cell office:value-type="float" office:value="994">
            <text:p>994</text:p>
          </table:table-cell>
          <table:table-cell office:value-type="float" office:value="7421">
            <text:p>7421</text:p>
          </table:table-cell>
          <table:table-cell office:value-type="float" office:value="26360000">
            <text:p>2636000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221018 23200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88">
            <text:p>988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0516396501233847">
            <text:p>0.005163965</text:p>
          </table:table-cell>
          <table:table-cell office:value-type="float" office:value="0.559923644364705">
            <text:p>0.5599236444</text:p>
          </table:table-cell>
          <table:table-cell office:value-type="float" office:value="1966">
            <text:p>1966</text:p>
          </table:table-cell>
          <table:table-cell office:value-type="float" office:value="467">
            <text:p>467</text:p>
          </table:table-cell>
          <table:table-cell office:value-type="float" office:value="8743">
            <text:p>8743</text:p>
          </table:table-cell>
          <table:table-cell office:value-type="float" office:value="26360000">
            <text:p>2636000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20221018 23245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059">
            <text:p>2059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0503668021364747">
            <text:p>0.0050366802</text:p>
          </table:table-cell>
          <table:table-cell office:value-type="float" office:value="0.991082521751912">
            <text:p>0.9910825218</text:p>
          </table:table-cell>
          <table:table-cell office:value-type="float" office:value="4696">
            <text:p>4696</text:p>
          </table:table-cell>
          <table:table-cell office:value-type="float" office:value="480">
            <text:p>480</text:p>
          </table:table-cell>
          <table:table-cell office:value-type="float" office:value="9358">
            <text:p>9358</text:p>
          </table:table-cell>
          <table:table-cell office:value-type="float" office:value="26330000">
            <text:p>2633000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0221018 21491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25">
            <text:p>625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0815130802796921">
            <text:p>0.008151308</text:p>
          </table:table-cell>
          <table:table-cell office:value-type="float" office:value="0.986543751778081">
            <text:p>0.9865437518</text:p>
          </table:table-cell>
          <table:table-cell office:value-type="float" office:value="1956">
            <text:p>1956</text:p>
          </table:table-cell>
          <table:table-cell office:value-type="float" office:value="309">
            <text:p>309</text:p>
          </table:table-cell>
          <table:table-cell office:value-type="float" office:value="10967">
            <text:p>10967</text:p>
          </table:table-cell>
          <table:table-cell office:value-type="float" office:value="26310000">
            <text:p>2631000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221019 01350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5">
            <text:p>105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103510559377154">
            <text:p>0.1035105594</text:p>
          </table:table-cell>
          <table:table-cell office:value-type="float" office:value="0.946929873507881">
            <text:p>0.9469298735</text:p>
          </table:table-cell>
          <table:table-cell office:value-type="float" office:value="1048">
            <text:p>1048</text:p>
          </table:table-cell>
          <table:table-cell office:value-type="float" office:value="601">
            <text:p>601</text:p>
          </table:table-cell>
          <table:table-cell office:value-type="float" office:value="9689">
            <text:p>9689</text:p>
          </table:table-cell>
          <table:table-cell office:value-type="float" office:value="26310000">
            <text:p>26310000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20221018 22334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262">
            <text:p>3262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0503884452110095">
            <text:p>0.0050388445</text:p>
          </table:table-cell>
          <table:table-cell office:value-type="float" office:value="0.216288448430907">
            <text:p>0.2162884484</text:p>
          </table:table-cell>
          <table:table-cell office:value-type="float" office:value="1958">
            <text:p>1958</text:p>
          </table:table-cell>
          <table:table-cell office:value-type="float" office:value="16">
            <text:p>16</text:p>
          </table:table-cell>
          <table:table-cell office:value-type="float" office:value="9651">
            <text:p>9651</text:p>
          </table:table-cell>
          <table:table-cell office:value-type="float" office:value="26300000">
            <text:p>2630000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0221018 22414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488">
            <text:p>1488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0554237422374367">
            <text:p>0.0055423742</text:p>
          </table:table-cell>
          <table:table-cell office:value-type="float" office:value="0.332578695182273">
            <text:p>0.3325786952</text:p>
          </table:table-cell>
          <table:table-cell office:value-type="float" office:value="3301">
            <text:p>3301</text:p>
          </table:table-cell>
          <table:table-cell office:value-type="float" office:value="16">
            <text:p>16</text:p>
          </table:table-cell>
          <table:table-cell office:value-type="float" office:value="8138">
            <text:p>8138</text:p>
          </table:table-cell>
          <table:table-cell office:value-type="float" office:value="26290000">
            <text:p>2629000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0221018 23302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5">
            <text:p>95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119889527955305">
            <text:p>0.119889528</text:p>
          </table:table-cell>
          <table:table-cell office:value-type="float" office:value="0.237247005330742">
            <text:p>0.2372470053</text:p>
          </table:table-cell>
          <table:table-cell office:value-type="float" office:value="852">
            <text:p>852</text:p>
          </table:table-cell>
          <table:table-cell office:value-type="float" office:value="774">
            <text:p>774</text:p>
          </table:table-cell>
          <table:table-cell office:value-type="float" office:value="7951">
            <text:p>7951</text:p>
          </table:table-cell>
          <table:table-cell office:value-type="float" office:value="26260000">
            <text:p>2626000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0221018 23445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74">
            <text:p>174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483937652576258">
            <text:p>0.0483937653</text:p>
          </table:table-cell>
          <table:table-cell office:value-type="float" office:value="0.99696107533658">
            <text:p>0.9969610753</text:p>
          </table:table-cell>
          <table:table-cell office:value-type="float" office:value="3535">
            <text:p>3535</text:p>
          </table:table-cell>
          <table:table-cell office:value-type="float" office:value="988">
            <text:p>988</text:p>
          </table:table-cell>
          <table:table-cell office:value-type="float" office:value="8713">
            <text:p>8713</text:p>
          </table:table-cell>
          <table:table-cell office:value-type="float" office:value="26260000">
            <text:p>2626000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20221019 00054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44">
            <text:p>144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850559653206227">
            <text:p>0.0850559653</text:p>
          </table:table-cell>
          <table:table-cell office:value-type="float" office:value="0.64335727445632">
            <text:p>0.6433572745</text:p>
          </table:table-cell>
          <table:table-cell office:value-type="float" office:value="99">
            <text:p>99</text:p>
          </table:table-cell>
          <table:table-cell office:value-type="float" office:value="858">
            <text:p>858</text:p>
          </table:table-cell>
          <table:table-cell office:value-type="float" office:value="8673">
            <text:p>8673</text:p>
          </table:table-cell>
          <table:table-cell office:value-type="float" office:value="26260000">
            <text:p>2626000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20221018 21524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3">
            <text:p>83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142639679301387">
            <text:p>0.1426396793</text:p>
          </table:table-cell>
          <table:table-cell office:value-type="float" office:value="0.86068239400926">
            <text:p>0.860682394</text:p>
          </table:table-cell>
          <table:table-cell office:value-type="float" office:value="7929">
            <text:p>7929</text:p>
          </table:table-cell>
          <table:table-cell office:value-type="float" office:value="1022">
            <text:p>1022</text:p>
          </table:table-cell>
          <table:table-cell office:value-type="float" office:value="8375">
            <text:p>8375</text:p>
          </table:table-cell>
          <table:table-cell office:value-type="float" office:value="26210000">
            <text:p>2621000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0221019 00530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4">
            <text:p>234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543354943173466">
            <text:p>0.0543354943</text:p>
          </table:table-cell>
          <table:table-cell office:value-type="float" office:value="0.229700637200988">
            <text:p>0.2297006372</text:p>
          </table:table-cell>
          <table:table-cell office:value-type="float" office:value="2215">
            <text:p>2215</text:p>
          </table:table-cell>
          <table:table-cell office:value-type="float" office:value="794">
            <text:p>794</text:p>
          </table:table-cell>
          <table:table-cell office:value-type="float" office:value="9639">
            <text:p>9639</text:p>
          </table:table-cell>
          <table:table-cell office:value-type="float" office:value="26170000">
            <text:p>2617000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20221018 21522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43">
            <text:p>143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977938327219055">
            <text:p>0.0977938327</text:p>
          </table:table-cell>
          <table:table-cell office:value-type="float" office:value="0.467937871554002">
            <text:p>0.4679378716</text:p>
          </table:table-cell>
          <table:table-cell office:value-type="float" office:value="3296">
            <text:p>3296</text:p>
          </table:table-cell>
          <table:table-cell office:value-type="float" office:value="1024">
            <text:p>1024</text:p>
          </table:table-cell>
          <table:table-cell office:value-type="float" office:value="7532">
            <text:p>7532</text:p>
          </table:table-cell>
          <table:table-cell office:value-type="float" office:value="26140000">
            <text:p>2614000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0221019 00075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8">
            <text:p>118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808896792207028">
            <text:p>0.0808896792</text:p>
          </table:table-cell>
          <table:table-cell office:value-type="float" office:value="0.773664083136201">
            <text:p>0.7736640831</text:p>
          </table:table-cell>
          <table:table-cell office:value-type="float" office:value="897">
            <text:p>897</text:p>
          </table:table-cell>
          <table:table-cell office:value-type="float" office:value="1022">
            <text:p>1022</text:p>
          </table:table-cell>
          <table:table-cell office:value-type="float" office:value="11413">
            <text:p>11413</text:p>
          </table:table-cell>
          <table:table-cell office:value-type="float" office:value="26140000">
            <text:p>2614000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20221018 22140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5">
            <text:p>105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673971167163283">
            <text:p>0.0673971167</text:p>
          </table:table-cell>
          <table:table-cell office:value-type="float" office:value="0.998897967138128">
            <text:p>0.9988979671</text:p>
          </table:table-cell>
          <table:table-cell office:value-type="float" office:value="3811">
            <text:p>3811</text:p>
          </table:table-cell>
          <table:table-cell office:value-type="float" office:value="610">
            <text:p>610</text:p>
          </table:table-cell>
          <table:table-cell office:value-type="float" office:value="7074">
            <text:p>7074</text:p>
          </table:table-cell>
          <table:table-cell office:value-type="float" office:value="26100000">
            <text:p>2610000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0221019 00093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3">
            <text:p>153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692446556411149">
            <text:p>0.0692446556</text:p>
          </table:table-cell>
          <table:table-cell office:value-type="float" office:value="0.727411199732556">
            <text:p>0.7274111997</text:p>
          </table:table-cell>
          <table:table-cell office:value-type="float" office:value="892">
            <text:p>892</text:p>
          </table:table-cell>
          <table:table-cell office:value-type="float" office:value="925">
            <text:p>925</text:p>
          </table:table-cell>
          <table:table-cell office:value-type="float" office:value="6514">
            <text:p>6514</text:p>
          </table:table-cell>
          <table:table-cell office:value-type="float" office:value="26100000">
            <text:p>2610000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20221018 22002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35">
            <text:p>935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0501013968522477">
            <text:p>0.0050101397</text:p>
          </table:table-cell>
          <table:table-cell office:value-type="float" office:value="0.67013458990088">
            <text:p>0.6701345899</text:p>
          </table:table-cell>
          <table:table-cell office:value-type="float" office:value="24">
            <text:p>24</text:p>
          </table:table-cell>
          <table:table-cell office:value-type="float" office:value="348">
            <text:p>348</text:p>
          </table:table-cell>
          <table:table-cell office:value-type="float" office:value="6957">
            <text:p>6957</text:p>
          </table:table-cell>
          <table:table-cell office:value-type="float" office:value="26090000">
            <text:p>2609000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0221019 00001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632">
            <text:p>2632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0500956406430826">
            <text:p>0.0050095641</text:p>
          </table:table-cell>
          <table:table-cell office:value-type="float" office:value="0.877360084203546">
            <text:p>0.8773600842</text:p>
          </table:table-cell>
          <table:table-cell office:value-type="float" office:value="1968">
            <text:p>1968</text:p>
          </table:table-cell>
          <table:table-cell office:value-type="float" office:value="1018">
            <text:p>1018</text:p>
          </table:table-cell>
          <table:table-cell office:value-type="float" office:value="5929">
            <text:p>5929</text:p>
          </table:table-cell>
          <table:table-cell office:value-type="float" office:value="26070000">
            <text:p>2607000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20221018 21420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7">
            <text:p>127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918821595194749">
            <text:p>0.0918821595</text:p>
          </table:table-cell>
          <table:table-cell office:value-type="float" office:value="0.443545754551887">
            <text:p>0.4435457546</text:p>
          </table:table-cell>
          <table:table-cell office:value-type="float" office:value="3989">
            <text:p>3989</text:p>
          </table:table-cell>
          <table:table-cell office:value-type="float" office:value="545">
            <text:p>545</text:p>
          </table:table-cell>
          <table:table-cell office:value-type="float" office:value="8790">
            <text:p>8790</text:p>
          </table:table-cell>
          <table:table-cell office:value-type="float" office:value="26020000">
            <text:p>26020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21018 22122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174">
            <text:p>3174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0502763139012696">
            <text:p>0.0050276314</text:p>
          </table:table-cell>
          <table:table-cell office:value-type="float" office:value="0.999883646915949">
            <text:p>0.9998836469</text:p>
          </table:table-cell>
          <table:table-cell office:value-type="float" office:value="6616">
            <text:p>6616</text:p>
          </table:table-cell>
          <table:table-cell office:value-type="float" office:value="339">
            <text:p>339</text:p>
          </table:table-cell>
          <table:table-cell office:value-type="float" office:value="11328">
            <text:p>11328</text:p>
          </table:table-cell>
          <table:table-cell office:value-type="float" office:value="25990000">
            <text:p>2599000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0221019 00061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5">
            <text:p>125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789728053319827">
            <text:p>0.0789728053</text:p>
          </table:table-cell>
          <table:table-cell office:value-type="float" office:value="0.822215047508698">
            <text:p>0.8222150475</text:p>
          </table:table-cell>
          <table:table-cell office:value-type="float" office:value="1737">
            <text:p>1737</text:p>
          </table:table-cell>
          <table:table-cell office:value-type="float" office:value="838">
            <text:p>838</text:p>
          </table:table-cell>
          <table:table-cell office:value-type="float" office:value="7816">
            <text:p>7816</text:p>
          </table:table-cell>
          <table:table-cell office:value-type="float" office:value="25970000">
            <text:p>2597000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20221018 23441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41">
            <text:p>841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0503889496901744">
            <text:p>0.005038895</text:p>
          </table:table-cell>
          <table:table-cell office:value-type="float" office:value="0.996261517267266">
            <text:p>0.9962615173</text:p>
          </table:table-cell>
          <table:table-cell office:value-type="float" office:value="494">
            <text:p>494</text:p>
          </table:table-cell>
          <table:table-cell office:value-type="float" office:value="969">
            <text:p>969</text:p>
          </table:table-cell>
          <table:table-cell office:value-type="float" office:value="10543">
            <text:p>10543</text:p>
          </table:table-cell>
          <table:table-cell office:value-type="float" office:value="25960000">
            <text:p>2596000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20221019 01445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44">
            <text:p>244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51178646057262">
            <text:p>0.0511786461</text:p>
          </table:table-cell>
          <table:table-cell office:value-type="float" office:value="0.776397231429715">
            <text:p>0.7763972314</text:p>
          </table:table-cell>
          <table:table-cell office:value-type="float" office:value="5804">
            <text:p>5804</text:p>
          </table:table-cell>
          <table:table-cell office:value-type="float" office:value="1023">
            <text:p>1023</text:p>
          </table:table-cell>
          <table:table-cell office:value-type="float" office:value="8704">
            <text:p>8704</text:p>
          </table:table-cell>
          <table:table-cell office:value-type="float" office:value="25960000">
            <text:p>2596000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20221018 21430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95">
            <text:p>195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602107780878432">
            <text:p>0.0602107781</text:p>
          </table:table-cell>
          <table:table-cell office:value-type="float" office:value="0.627261158768088">
            <text:p>0.6272611588</text:p>
          </table:table-cell>
          <table:table-cell office:value-type="float" office:value="7392">
            <text:p>7392</text:p>
          </table:table-cell>
          <table:table-cell office:value-type="float" office:value="234">
            <text:p>234</text:p>
          </table:table-cell>
          <table:table-cell office:value-type="float" office:value="9672">
            <text:p>9672</text:p>
          </table:table-cell>
          <table:table-cell office:value-type="float" office:value="25940000">
            <text:p>2594000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221018 21465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283180814915569">
            <text:p>0.2831808149</text:p>
          </table:table-cell>
          <table:table-cell office:value-type="float" office:value="0.554538311557844">
            <text:p>0.5545383116</text:p>
          </table:table-cell>
          <table:table-cell office:value-type="float" office:value="3231">
            <text:p>3231</text:p>
          </table:table-cell>
          <table:table-cell office:value-type="float" office:value="770">
            <text:p>770</text:p>
          </table:table-cell>
          <table:table-cell office:value-type="float" office:value="8427">
            <text:p>8427</text:p>
          </table:table-cell>
          <table:table-cell office:value-type="float" office:value="25870000">
            <text:p>2587000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221018 21445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28">
            <text:p>228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246735930744326">
            <text:p>0.0246735931</text:p>
          </table:table-cell>
          <table:table-cell office:value-type="float" office:value="0.588917160974816">
            <text:p>0.588917161</text:p>
          </table:table-cell>
          <table:table-cell office:value-type="float" office:value="5225">
            <text:p>5225</text:p>
          </table:table-cell>
          <table:table-cell office:value-type="float" office:value="806">
            <text:p>806</text:p>
          </table:table-cell>
          <table:table-cell office:value-type="float" office:value="9039">
            <text:p>9039</text:p>
          </table:table-cell>
          <table:table-cell office:value-type="float" office:value="25770000">
            <text:p>2577000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221019 00030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42">
            <text:p>942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0502563675125332">
            <text:p>0.0050256368</text:p>
          </table:table-cell>
          <table:table-cell office:value-type="float" office:value="0.847758684196156">
            <text:p>0.847758684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530">
            <text:p>6530</text:p>
          </table:table-cell>
          <table:table-cell office:value-type="float" office:value="25740000">
            <text:p>257400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20221018 23304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9">
            <text:p>89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148360760544597">
            <text:p>0.1483607605</text:p>
          </table:table-cell>
          <table:table-cell office:value-type="float" office:value="0.999851043626767">
            <text:p>0.9998510436</text:p>
          </table:table-cell>
          <table:table-cell office:value-type="float" office:value="4390">
            <text:p>4390</text:p>
          </table:table-cell>
          <table:table-cell office:value-type="float" office:value="789">
            <text:p>789</text:p>
          </table:table-cell>
          <table:table-cell office:value-type="float" office:value="8423">
            <text:p>8423</text:p>
          </table:table-cell>
          <table:table-cell office:value-type="float" office:value="25720000">
            <text:p>2572000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21019 01342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624">
            <text:p>1624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0515135179677753">
            <text:p>0.0051513518</text:p>
          </table:table-cell>
          <table:table-cell office:value-type="float" office:value="0.935612912472408">
            <text:p>0.9356129125</text:p>
          </table:table-cell>
          <table:table-cell office:value-type="float" office:value="5790">
            <text:p>5790</text:p>
          </table:table-cell>
          <table:table-cell office:value-type="float" office:value="90">
            <text:p>90</text:p>
          </table:table-cell>
          <table:table-cell office:value-type="float" office:value="7404">
            <text:p>7404</text:p>
          </table:table-cell>
          <table:table-cell office:value-type="float" office:value="25600000">
            <text:p>25600000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20221018 21452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15820858184644">
            <text:p>0.1582085818</text:p>
          </table:table-cell>
          <table:table-cell office:value-type="float" office:value="0.847502986853942">
            <text:p>0.8475029869</text:p>
          </table:table-cell>
          <table:table-cell office:value-type="float" office:value="974">
            <text:p>974</text:p>
          </table:table-cell>
          <table:table-cell office:value-type="float" office:value="445">
            <text:p>445</text:p>
          </table:table-cell>
          <table:table-cell office:value-type="float" office:value="7710">
            <text:p>7710</text:p>
          </table:table-cell>
          <table:table-cell office:value-type="float" office:value="25460000">
            <text:p>2546000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221019 00370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95">
            <text:p>195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661254003901501">
            <text:p>0.0661254004</text:p>
          </table:table-cell>
          <table:table-cell office:value-type="float" office:value="0.509348937391839">
            <text:p>0.5093489374</text:p>
          </table:table-cell>
          <table:table-cell office:value-type="float" office:value="1795">
            <text:p>1795</text:p>
          </table:table-cell>
          <table:table-cell office:value-type="float" office:value="760">
            <text:p>760</text:p>
          </table:table-cell>
          <table:table-cell office:value-type="float" office:value="5475">
            <text:p>5475</text:p>
          </table:table-cell>
          <table:table-cell office:value-type="float" office:value="25370000">
            <text:p>25370000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20221019 00353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3">
            <text:p>103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744507511013247">
            <text:p>0.0744507511</text:p>
          </table:table-cell>
          <table:table-cell office:value-type="float" office:value="0.566802618052077">
            <text:p>0.5668026181</text:p>
          </table:table-cell>
          <table:table-cell office:value-type="float" office:value="15">
            <text:p>15</text:p>
          </table:table-cell>
          <table:table-cell office:value-type="float" office:value="502">
            <text:p>502</text:p>
          </table:table-cell>
          <table:table-cell office:value-type="float" office:value="7598">
            <text:p>7598</text:p>
          </table:table-cell>
          <table:table-cell office:value-type="float" office:value="25210000">
            <text:p>2521000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20221018 21463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51">
            <text:p>451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486988846026943">
            <text:p>0.0486988846</text:p>
          </table:table-cell>
          <table:table-cell office:value-type="float" office:value="0.355804955251515">
            <text:p>0.3558049553</text:p>
          </table:table-cell>
          <table:table-cell office:value-type="float" office:value="6507">
            <text:p>6507</text:p>
          </table:table-cell>
          <table:table-cell office:value-type="float" office:value="21">
            <text:p>21</text:p>
          </table:table-cell>
          <table:table-cell office:value-type="float" office:value="12961">
            <text:p>12961</text:p>
          </table:table-cell>
          <table:table-cell office:value-type="float" office:value="25120000">
            <text:p>2512000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21018 21500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61">
            <text:p>161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976798294857726">
            <text:p>0.0976798295</text:p>
          </table:table-cell>
          <table:table-cell office:value-type="float" office:value="0.310436545349658">
            <text:p>0.3104365453</text:p>
          </table:table-cell>
          <table:table-cell office:value-type="float" office:value="6869">
            <text:p>6869</text:p>
          </table:table-cell>
          <table:table-cell office:value-type="float" office:value="323">
            <text:p>323</text:p>
          </table:table-cell>
          <table:table-cell office:value-type="float" office:value="5915">
            <text:p>5915</text:p>
          </table:table-cell>
          <table:table-cell office:value-type="float" office:value="25050000">
            <text:p>2505000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21018 21435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191629000578076">
            <text:p>0.1916290006</text:p>
          </table:table-cell>
          <table:table-cell office:value-type="float" office:value="0.368256743066013">
            <text:p>0.3682567431</text:p>
          </table:table-cell>
          <table:table-cell office:value-type="float" office:value="2686">
            <text:p>2686</text:p>
          </table:table-cell>
          <table:table-cell office:value-type="float" office:value="955">
            <text:p>955</text:p>
          </table:table-cell>
          <table:table-cell office:value-type="float" office:value="11393">
            <text:p>11393</text:p>
          </table:table-cell>
          <table:table-cell office:value-type="float" office:value="24740000">
            <text:p>2474000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221019 01302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79">
            <text:p>179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43180615600777">
            <text:p>0.0431806156</text:p>
          </table:table-cell>
          <table:table-cell office:value-type="float" office:value="0.309801991125188">
            <text:p>0.3098019911</text:p>
          </table:table-cell>
          <table:table-cell office:value-type="float" office:value="1128">
            <text:p>1128</text:p>
          </table:table-cell>
          <table:table-cell office:value-type="float" office:value="940">
            <text:p>940</text:p>
          </table:table-cell>
          <table:table-cell office:value-type="float" office:value="12974">
            <text:p>12974</text:p>
          </table:table-cell>
          <table:table-cell office:value-type="float" office:value="24620000">
            <text:p>2462000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20221019 00034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12">
            <text:p>312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0854322427374484">
            <text:p>0.0854322427</text:p>
          </table:table-cell>
          <table:table-cell office:value-type="float" office:value="0.774638715370104">
            <text:p>0.7746387154</text:p>
          </table:table-cell>
          <table:table-cell office:value-type="float" office:value="7828">
            <text:p>7828</text:p>
          </table:table-cell>
          <table:table-cell office:value-type="float" office:value="978">
            <text:p>978</text:p>
          </table:table-cell>
          <table:table-cell office:value-type="float" office:value="5020">
            <text:p>5020</text:p>
          </table:table-cell>
          <table:table-cell office:value-type="float" office:value="24360000">
            <text:p>2436000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20221018 21504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206885990274313">
            <text:p>0.2068859903</text:p>
          </table:table-cell>
          <table:table-cell office:value-type="float" office:value="0.902808261364698">
            <text:p>0.9028082614</text:p>
          </table:table-cell>
          <table:table-cell office:value-type="float" office:value="5148">
            <text:p>5148</text:p>
          </table:table-cell>
          <table:table-cell office:value-type="float" office:value="581">
            <text:p>581</text:p>
          </table:table-cell>
          <table:table-cell office:value-type="float" office:value="5248">
            <text:p>5248</text:p>
          </table:table-cell>
          <table:table-cell office:value-type="float" office:value="24150000">
            <text:p>2415000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221018 21502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1">
            <text:p>151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109725172005885">
            <text:p>0.109725172</text:p>
          </table:table-cell>
          <table:table-cell office:value-type="float" office:value="0.921137810368091">
            <text:p>0.9211378104</text:p>
          </table:table-cell>
          <table:table-cell office:value-type="float" office:value="7885">
            <text:p>7885</text:p>
          </table:table-cell>
          <table:table-cell office:value-type="float" office:value="860">
            <text:p>860</text:p>
          </table:table-cell>
          <table:table-cell office:value-type="float" office:value="14281">
            <text:p>14281</text:p>
          </table:table-cell>
          <table:table-cell office:value-type="float" office:value="24080000">
            <text:p>2408000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221018 21450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171174606640532">
            <text:p>0.1711746066</text:p>
          </table:table-cell>
          <table:table-cell office:value-type="float" office:value="0.215653228452429">
            <text:p>0.2156532285</text:p>
          </table:table-cell>
          <table:table-cell office:value-type="float" office:value="1525">
            <text:p>1525</text:p>
          </table:table-cell>
          <table:table-cell office:value-type="float" office:value="207">
            <text:p>207</text:p>
          </table:table-cell>
          <table:table-cell office:value-type="float" office:value="12500">
            <text:p>12500</text:p>
          </table:table-cell>
          <table:table-cell office:value-type="float" office:value="23960000">
            <text:p>2396000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221018 21423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257220714092662">
            <text:p>0.2572207141</text:p>
          </table:table-cell>
          <table:table-cell office:value-type="float" office:value="0.762573864702135">
            <text:p>0.7625738647</text:p>
          </table:table-cell>
          <table:table-cell office:value-type="float" office:value="2041">
            <text:p>2041</text:p>
          </table:table-cell>
          <table:table-cell office:value-type="float" office:value="413">
            <text:p>413</text:p>
          </table:table-cell>
          <table:table-cell office:value-type="float" office:value="11616">
            <text:p>11616</text:p>
          </table:table-cell>
          <table:table-cell office:value-type="float" office:value="23890000">
            <text:p>2389000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221018 21410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8">
            <text:p>88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223125602138753">
            <text:p>0.2231256021</text:p>
          </table:table-cell>
          <table:table-cell office:value-type="float" office:value="0.742656474355608">
            <text:p>0.7426564744</text:p>
          </table:table-cell>
          <table:table-cell office:value-type="float" office:value="289">
            <text:p>289</text:p>
          </table:table-cell>
          <table:table-cell office:value-type="float" office:value="496">
            <text:p>496</text:p>
          </table:table-cell>
          <table:table-cell office:value-type="float" office:value="10325">
            <text:p>10325</text:p>
          </table:table-cell>
          <table:table-cell office:value-type="float" office:value="23590000">
            <text:p>23590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21018 21411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229090896983282">
            <text:p>0.229090897</text:p>
          </table:table-cell>
          <table:table-cell office:value-type="float" office:value="0.516493951147422">
            <text:p>0.5164939511</text:p>
          </table:table-cell>
          <table:table-cell office:value-type="float" office:value="3017">
            <text:p>3017</text:p>
          </table:table-cell>
          <table:table-cell office:value-type="float" office:value="98">
            <text:p>98</text:p>
          </table:table-cell>
          <table:table-cell office:value-type="float" office:value="13144">
            <text:p>13144</text:p>
          </table:table-cell>
          <table:table-cell office:value-type="float" office:value="23320000">
            <text:p>23320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21018 21514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253827164719463">
            <text:p>0.2538271647</text:p>
          </table:table-cell>
          <table:table-cell office:value-type="float" office:value="0.709544673422352">
            <text:p>0.7095446734</text:p>
          </table:table-cell>
          <table:table-cell office:value-type="float" office:value="4753">
            <text:p>4753</text:p>
          </table:table-cell>
          <table:table-cell office:value-type="float" office:value="139">
            <text:p>139</text:p>
          </table:table-cell>
          <table:table-cell office:value-type="float" office:value="13620">
            <text:p>13620</text:p>
          </table:table-cell>
          <table:table-cell office:value-type="float" office:value="23160000">
            <text:p>2316000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0221018 21493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office:value-type="string">
            <text:p>TRUE</text:p>
          </table:table-cell>
          <table:table-cell office:value-type="float" office:value="102191">
            <text:p>102191</text:p>
          </table:table-cell>
          <table:table-cell office:value-type="float" office:value="0.123756660973537">
            <text:p>0.123756661</text:p>
          </table:table-cell>
          <table:table-cell office:value-type="float" office:value="0.258684688517824">
            <text:p>0.2586846885</text:p>
          </table:table-cell>
          <table:table-cell office:value-type="float" office:value="4068">
            <text:p>4068</text:p>
          </table:table-cell>
          <table:table-cell office:value-type="float" office:value="712">
            <text:p>712</text:p>
          </table:table-cell>
          <table:table-cell office:value-type="float" office:value="14608">
            <text:p>14608</text:p>
          </table:table-cell>
          <table:table-cell office:value-type="float" office:value="23110000">
            <text:p>23110000</text:p>
          </table:table-cell>
          <table:table-cell office:value-type="float" office:value="15">
            <text:p>15</text:p>
          </table:table-cell>
        </table:table-row>
      </table:table>
      <table:database-ranges>
        <table:database-range table:target-range-address="Sheet1.A2:Sheet1.V120" table:contains-header="false">
          <table:sort>
            <table:sort-by table:field-number="2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9">10/19/2022</text:date>, <text:time>00:1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0-19T00:15:57.58</dc:date>
    <dc:creator>Gabriel Scoccola</dc:creator>
    <meta:document-statistic meta:table-count="1" meta:cell-count="2640" meta:object-count="0"/>
    <meta:generator>OpenOffice/4.1.7$Win32 OpenOffice.org_project/417m1$Build-9800</meta:generator>
  </office:meta>
</office:document-meta>
</file>